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648C2B73C166740EE2.png" manifest:media-type="image/png"/>
  <manifest:file-entry manifest:full-path="Pictures/10000F1C00000B0F00000A565F3225BB2390CFC7.svg" manifest:media-type="image/svg+xml"/>
  <manifest:file-entry manifest:full-path="Pictures/100002010000001B0000001A89C25CE2E8D8107E.png" manifest:media-type="image/png"/>
  <manifest:file-entry manifest:full-path="Pictures/100002010000001B0000001A3F0181443431E96A.png" manifest:media-type="image/png"/>
  <manifest:file-entry manifest:full-path="Pictures/100002010000001900000018FADD48EDC7DFF625.png" manifest:media-type="image/png"/>
  <manifest:file-entry manifest:full-path="Pictures/100002010000001900000017D0443F6D5C4E8A36.png" manifest:media-type="image/png"/>
  <manifest:file-entry manifest:full-path="Pictures/100002010000001B00000019EAD5D10295B34111.png" manifest:media-type="image/png"/>
  <manifest:file-entry manifest:full-path="Pictures/100002010000001B000000197E2A585D9A6F0139.png" manifest:media-type="image/png"/>
  <manifest:file-entry manifest:full-path="Pictures/100002010000001B000000191876506430933A5E.png" manifest:media-type="image/png"/>
  <manifest:file-entry manifest:full-path="Pictures/100002010000001A00000017944FAF6C952047EA.png" manifest:media-type="image/png"/>
  <manifest:file-entry manifest:full-path="Pictures/100002010000001A000000183BF2408B4EE72B69.png" manifest:media-type="image/png"/>
  <manifest:file-entry manifest:full-path="Pictures/10000201000000190000001860BA1ED2BD01D069.png" manifest:media-type="image/png"/>
  <manifest:file-entry manifest:full-path="Pictures/100002010000001900000017C4D732A2B4B8AA5D.png" manifest:media-type="image/png"/>
  <manifest:file-entry manifest:full-path="Pictures/100002010000001900000018DB25852BA27118AD.png" manifest:media-type="image/png"/>
  <manifest:file-entry manifest:full-path="Pictures/100002010000001C0000001A9A637C94C989D81B.png" manifest:media-type="image/png"/>
  <manifest:file-entry manifest:full-path="Pictures/100002010000001900000017D9B9EBE7F4A44D52.png" manifest:media-type="image/png"/>
  <manifest:file-entry manifest:full-path="Pictures/1000020100000019000000184142D314D8AF3EE1.png" manifest:media-type="image/png"/>
  <manifest:file-entry manifest:full-path="Pictures/100002010000001B00000019697971E4320E6294.png" manifest:media-type="image/png"/>
  <manifest:file-entry manifest:full-path="Pictures/1000020100000019000000172766F345E50235E2.png" manifest:media-type="image/png"/>
  <manifest:file-entry manifest:full-path="Pictures/100002010000001900000017CE0817F3B78405B4.png" manifest:media-type="image/png"/>
  <manifest:file-entry manifest:full-path="Pictures/100002010000001B000000197F689E1544C22AC3.png" manifest:media-type="image/png"/>
  <manifest:file-entry manifest:full-path="Pictures/100002010000001900000017069E3E8380ACDB6A.png" manifest:media-type="image/png"/>
  <manifest:file-entry manifest:full-path="Pictures/100002010000001A00000017D99A4BE87C0DEA60.png" manifest:media-type="image/png"/>
  <manifest:file-entry manifest:full-path="Pictures/100002010000001A0000001733642E1A1AAD7AE0.png" manifest:media-type="image/png"/>
  <manifest:file-entry manifest:full-path="Pictures/100002010000001A00000018F0793A63EA475B64.png" manifest:media-type="image/png"/>
  <manifest:file-entry manifest:full-path="Pictures/100002010000001B00000019FADBFE1A4910A3BD.png" manifest:media-type="image/png"/>
  <manifest:file-entry manifest:full-path="Pictures/100002010000001B0000001A1F5C16C452C78E0F.png" manifest:media-type="image/png"/>
  <manifest:file-entry manifest:full-path="Pictures/100002010000001A0000001797F3E1B7C888BF9E.png" manifest:media-type="image/png"/>
  <manifest:file-entry manifest:full-path="Pictures/100002010000001B0000001AEEC74A0D7F492AC7.png" manifest:media-type="image/png"/>
  <manifest:file-entry manifest:full-path="Pictures/100002010000001C00000019EB6612158F24AB40.png" manifest:media-type="image/png"/>
  <manifest:file-entry manifest:full-path="Pictures/100002010000001A00000017965F0795AC50D8C2.png" manifest:media-type="image/png"/>
  <manifest:file-entry manifest:full-path="Pictures/100002010000001B0000001918ECFF39274EE204.png" manifest:media-type="image/png"/>
  <manifest:file-entry manifest:full-path="Pictures/100002010000001A0000001849FF89757D613E14.png" manifest:media-type="image/png"/>
  <manifest:file-entry manifest:full-path="Pictures/100002010000001B0000001960F5E5C351B496CD.png" manifest:media-type="image/png"/>
  <manifest:file-entry manifest:full-path="Pictures/100002010000001900000017BE992E16D833CE63.png" manifest:media-type="image/png"/>
  <manifest:file-entry manifest:full-path="Pictures/100002010000001B000000193D6AC69EB87A06A9.png" manifest:media-type="image/png"/>
  <manifest:file-entry manifest:full-path="Pictures/100002010000001B0000001A58842E6572547459.png" manifest:media-type="image/png"/>
  <manifest:file-entry manifest:full-path="Pictures/100002010000001B0000001AD5AD82BFA309A20D.png" manifest:media-type="image/png"/>
  <manifest:file-entry manifest:full-path="Pictures/1000020100000019000000173D1DF5F60A0EBD8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454cm" svg:height="0.422cm" svg:x="1.672cm" svg:y="11.769cm">
          <draw:image xlink:href="Pictures/10000F1C00000B0F00000A565F3225BB2390CFC7.svg" xlink:type="simple" xlink:show="embed" xlink:actuate="onLoad">
            <text:p/>
          </draw:image>
          <draw:image xlink:href="Pictures/100002010000006B000000648C2B73C166740EE2.png" xlink:type="simple" xlink:show="embed" xlink:actuate="onLoad"/>
        </draw:frame>
        <draw:g>
          <draw:frame draw:style-name="gr1" draw:text-style-name="P1" draw:layer="layout" svg:width="0.454cm" svg:height="0.421cm" svg:x="3.264cm" svg:y="11.846cm">
            <draw:image xlink:href="Pictures/10000F1C00000B0F00000A565F3225BB2390CFC7.svg" xlink:type="simple" xlink:show="embed" xlink:actuate="onLoad">
              <text:p/>
            </draw:image>
            <draw:image xlink:href="Pictures/100002010000006B000000648C2B73C166740EE2.png" xlink:type="simple" xlink:show="embed" xlink:actuate="onLoad"/>
          </draw:frame>
          <draw:frame draw:style-name="gr1" draw:text-style-name="P1" draw:layer="layout" svg:width="0.454cm" svg:height="0.422cm" svg:x="3.264cm" svg:y="11.255cm">
            <draw:image xlink:href="Pictures/10000F1C00000B0F00000A565F3225BB2390CFC7.svg" xlink:type="simple" xlink:show="embed" xlink:actuate="onLoad">
              <text:p/>
            </draw:image>
            <draw:image xlink:href="Pictures/100002010000006B000000648C2B73C166740EE2.png" xlink:type="simple" xlink:show="embed" xlink:actuate="onLoad"/>
          </draw:frame>
          <draw:frame draw:style-name="gr1" draw:text-style-name="P1" draw:layer="layout" svg:width="0.454cm" svg:height="0.422cm" svg:x="3.264cm" svg:y="10.665cm">
            <draw:image xlink:href="Pictures/10000F1C00000B0F00000A565F3225BB2390CFC7.svg" xlink:type="simple" xlink:show="embed" xlink:actuate="onLoad">
              <text:p/>
            </draw:image>
            <draw:image xlink:href="Pictures/100002010000006B000000648C2B73C166740EE2.png" xlink:type="simple" xlink:show="embed" xlink:actuate="onLoad"/>
          </draw:frame>
          <draw:frame draw:style-name="gr1" draw:text-style-name="P1" draw:layer="layout" svg:width="0.454cm" svg:height="0.422cm" svg:x="3.264cm" svg:y="10.075cm">
            <draw:image xlink:href="Pictures/10000F1C00000B0F00000A565F3225BB2390CFC7.svg" xlink:type="simple" xlink:show="embed" xlink:actuate="onLoad">
              <text:p/>
            </draw:image>
            <draw:image xlink:href="Pictures/100002010000006B000000648C2B73C166740EE2.png" xlink:type="simple" xlink:show="embed" xlink:actuate="onLoad"/>
          </draw:frame>
          <draw:frame draw:style-name="gr1" draw:text-style-name="P1" draw:layer="layout" svg:width="0.454cm" svg:height="0.422cm" svg:x="3.264cm" svg:y="9.485cm">
            <draw:image xlink:href="Pictures/10000F1C00000B0F00000A565F3225BB2390CFC7.svg" xlink:type="simple" xlink:show="embed" xlink:actuate="onLoad">
              <text:p/>
            </draw:image>
            <draw:image xlink:href="Pictures/100002010000006B000000648C2B73C166740EE2.png" xlink:type="simple" xlink:show="embed" xlink:actuate="onLoad"/>
          </draw:frame>
        </draw:g>
        <draw:g>
          <draw:g>
            <draw:frame draw:style-name="gr1" draw:text-style-name="P1" draw:layer="layout" svg:width="0.454cm" svg:height="0.422cm" svg:x="7.097cm" svg:y="11.89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4cm" svg:height="0.422cm" svg:x="7.097cm" svg:y="11.30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4cm" svg:height="0.422cm" svg:x="7.097cm" svg:y="10.71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4cm" svg:height="0.422cm" svg:x="7.097cm" svg:y="10.12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4cm" svg:height="0.422cm" svg:x="7.097cm" svg:y="9.53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</draw:g>
          <draw:g>
            <draw:frame draw:style-name="gr1" draw:text-style-name="P1" draw:layer="layout" svg:width="0.455cm" svg:height="0.422cm" svg:x="6.518cm" svg:y="11.89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5cm" svg:height="0.422cm" svg:x="6.518cm" svg:y="11.30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5cm" svg:height="0.422cm" svg:x="6.518cm" svg:y="10.71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5cm" svg:height="0.422cm" svg:x="6.518cm" svg:y="10.12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5cm" svg:height="0.422cm" svg:x="6.518cm" svg:y="9.53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</draw:g>
          <draw:g>
            <draw:frame draw:style-name="gr1" draw:text-style-name="P1" draw:layer="layout" svg:width="0.453cm" svg:height="0.422cm" svg:x="5.94cm" svg:y="11.89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3cm" svg:height="0.422cm" svg:x="5.94cm" svg:y="11.30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3cm" svg:height="0.422cm" svg:x="5.94cm" svg:y="10.71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3cm" svg:height="0.422cm" svg:x="5.94cm" svg:y="10.12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3cm" svg:height="0.422cm" svg:x="5.94cm" svg:y="9.53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</draw:g>
          <draw:g>
            <draw:frame draw:style-name="gr1" draw:text-style-name="P1" draw:layer="layout" svg:width="0.453cm" svg:height="0.422cm" svg:x="5.361cm" svg:y="11.89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3cm" svg:height="0.422cm" svg:x="5.361cm" svg:y="11.30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3cm" svg:height="0.422cm" svg:x="5.361cm" svg:y="10.71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3cm" svg:height="0.422cm" svg:x="5.361cm" svg:y="10.12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3cm" svg:height="0.422cm" svg:x="5.361cm" svg:y="9.534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</draw:g>
          <draw:g>
            <draw:frame draw:style-name="gr1" draw:text-style-name="P1" draw:layer="layout" svg:width="0.454cm" svg:height="0.422cm" svg:x="7.676cm" svg:y="11.88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4cm" svg:height="0.422cm" svg:x="7.676cm" svg:y="11.29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4cm" svg:height="0.422cm" svg:x="7.676cm" svg:y="10.7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4cm" svg:height="0.422cm" svg:x="7.676cm" svg:y="10.11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  <draw:frame draw:style-name="gr1" draw:text-style-name="P1" draw:layer="layout" svg:width="0.454cm" svg:height="0.422cm" svg:x="7.676cm" svg:y="9.52cm">
              <draw:image xlink:href="Pictures/10000F1C00000B0F00000A565F3225BB2390CFC7.svg" xlink:type="simple" xlink:show="embed" xlink:actuate="onLoad">
                <text:p/>
              </draw:image>
              <draw:image xlink:href="Pictures/100002010000006B000000648C2B73C166740EE2.png" xlink:type="simple" xlink:show="embed" xlink:actuate="onLoad"/>
            </draw:frame>
          </draw:g>
        </draw:g>
        <draw:g>
          <draw:g>
            <draw:g>
              <draw:frame draw:style-name="gr1" draw:text-style-name="P1" draw:layer="layout" svg:width="0.453cm" svg:height="0.422cm" svg:x="8.709cm" svg:y="11.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8.709cm" svg:y="11.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8.709cm" svg:y="10.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8.709cm" svg:y="10.0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8.709cm" svg:y="9.4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0.706cm" svg:y="10.79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0.706cm" svg:y="10.20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0.706cm" svg:y="9.61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0.706cm" svg:y="9.02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706cm" svg:y="8.43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3cm" svg:x="10.207cm" svg:y="11.02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3cm" svg:x="10.207cm" svg:y="10.4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3cm" svg:x="10.207cm" svg:y="9.84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3cm" svg:x="10.207cm" svg:y="9.25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3cm" svg:x="10.207cm" svg:y="8.66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9.707cm" svg:y="11.28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707cm" svg:y="10.69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707cm" svg:y="10.10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707cm" svg:y="9.51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707cm" svg:y="8.92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9.208cm" svg:y="11.52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9.208cm" svg:y="10.93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208cm" svg:y="10.34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208cm" svg:y="9.75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208cm" svg:y="9.16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9.412cm" svg:y="11.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412cm" svg:y="11.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412cm" svg:y="10.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412cm" svg:y="10.0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412cm" svg:y="9.4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3cm" svg:x="11.409cm" svg:y="10.79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3cm" svg:x="11.409cm" svg:y="10.20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3cm" svg:x="11.409cm" svg:y="9.61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3cm" svg:x="11.409cm" svg:y="9.02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1.409cm" svg:y="8.43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0.91cm" svg:y="11.02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0.91cm" svg:y="10.4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0.91cm" svg:y="9.84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0.91cm" svg:y="9.25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0.91cm" svg:y="8.66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0.411cm" svg:y="11.28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411cm" svg:y="10.69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411cm" svg:y="10.10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411cm" svg:y="9.51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411cm" svg:y="8.92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9.911cm" svg:y="11.52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9.911cm" svg:y="10.93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911cm" svg:y="10.34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911cm" svg:y="9.75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9.911cm" svg:y="9.16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5cm" svg:height="0.422cm" svg:x="10.115cm" svg:y="11.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0.115cm" svg:y="11.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0.115cm" svg:y="10.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0.115cm" svg:y="10.0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0.115cm" svg:y="9.4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2.113cm" svg:y="10.79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113cm" svg:y="10.20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113cm" svg:y="9.61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113cm" svg:y="9.02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2.113cm" svg:y="8.43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3cm" svg:x="11.613cm" svg:y="11.02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3cm" svg:x="11.613cm" svg:y="10.4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3cm" svg:x="11.613cm" svg:y="9.84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3cm" svg:x="11.613cm" svg:y="9.25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3cm" svg:x="11.613cm" svg:y="8.66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1.114cm" svg:y="11.28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1.114cm" svg:y="10.69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1.114cm" svg:y="10.10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1.114cm" svg:y="9.51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1.114cm" svg:y="8.92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0.615cm" svg:y="11.52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0.615cm" svg:y="10.93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615cm" svg:y="10.34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615cm" svg:y="9.75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615cm" svg:y="9.16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0.819cm" svg:y="11.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819cm" svg:y="11.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819cm" svg:y="10.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819cm" svg:y="10.0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0.819cm" svg:y="9.4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2.817cm" svg:y="10.79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817cm" svg:y="10.20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817cm" svg:y="9.61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817cm" svg:y="9.02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2.817cm" svg:y="8.43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2.317cm" svg:y="11.02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317cm" svg:y="10.4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317cm" svg:y="9.84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317cm" svg:y="9.25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317cm" svg:y="8.66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1.818cm" svg:y="11.28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1.818cm" svg:y="10.69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1.818cm" svg:y="10.10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1.818cm" svg:y="9.51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1.818cm" svg:y="8.92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1.318cm" svg:y="11.52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3cm" svg:x="11.318cm" svg:y="10.93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1.318cm" svg:y="10.34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1.318cm" svg:y="9.75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1.318cm" svg:y="9.16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1.523cm" svg:y="11.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1.523cm" svg:y="11.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1.523cm" svg:y="10.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1.523cm" svg:y="10.0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1.523cm" svg:y="9.4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3.52cm" svg:y="10.79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3.52cm" svg:y="10.20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3.52cm" svg:y="9.61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3.52cm" svg:y="9.02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3.52cm" svg:y="8.43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3.021cm" svg:y="11.02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3.021cm" svg:y="10.4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3.021cm" svg:y="9.84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3.021cm" svg:y="9.25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3.021cm" svg:y="8.66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2.522cm" svg:y="11.28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2.522cm" svg:y="10.69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2.522cm" svg:y="10.10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2.522cm" svg:y="9.51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2.522cm" svg:y="8.92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2.022cm" svg:y="11.52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3cm" svg:x="12.022cm" svg:y="10.93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2.022cm" svg:y="10.34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2.022cm" svg:y="9.75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2.022cm" svg:y="9.16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</draw:g>
        <draw:g>
          <draw:g>
            <draw:g>
              <draw:frame draw:style-name="gr1" draw:text-style-name="P1" draw:layer="layout" svg:width="0.454cm" svg:height="0.422cm" svg:x="15.3cm" svg:y="7.82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3cm" svg:y="7.23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3cm" svg:y="6.6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3cm" svg:y="6.05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3cm" svg:y="5.46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7.297cm" svg:y="6.84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97cm" svg:y="6.25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97cm" svg:y="5.66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97cm" svg:y="5.0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97cm" svg:y="4.48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6.798cm" svg:y="7.0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98cm" svg:y="6.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98cm" svg:y="5.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98cm" svg:y="5.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98cm" svg:y="4.7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6.298cm" svg:y="7.3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298cm" svg:y="6.7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298cm" svg:y="6.1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298cm" svg:y="5.5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298cm" svg:y="4.96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1cm" svg:x="15.799cm" svg:y="7.5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799cm" svg:y="6.9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799cm" svg:y="6.3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799cm" svg:y="5.7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799cm" svg:y="5.2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5cm" svg:height="0.422cm" svg:x="16.003cm" svg:y="7.82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003cm" svg:y="7.23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003cm" svg:y="6.6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003cm" svg:y="6.05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003cm" svg:y="5.46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8.001cm" svg:y="6.84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01cm" svg:y="6.25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01cm" svg:y="5.66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01cm" svg:y="5.0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01cm" svg:y="4.48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7.502cm" svg:y="7.0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502cm" svg:y="6.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502cm" svg:y="5.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502cm" svg:y="5.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502cm" svg:y="4.7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002cm" svg:y="7.3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002cm" svg:y="6.7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002cm" svg:y="6.1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002cm" svg:y="5.5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002cm" svg:y="4.96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6.503cm" svg:y="7.5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03cm" svg:y="6.9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03cm" svg:y="6.3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03cm" svg:y="5.7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03cm" svg:y="5.2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6.707cm" svg:y="7.82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07cm" svg:y="7.23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07cm" svg:y="6.6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07cm" svg:y="6.05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07cm" svg:y="5.46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8.705cm" svg:y="6.84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705cm" svg:y="6.25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705cm" svg:y="5.66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705cm" svg:y="5.0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705cm" svg:y="4.48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8.205cm" svg:y="7.0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205cm" svg:y="6.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205cm" svg:y="5.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205cm" svg:y="5.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205cm" svg:y="4.7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706cm" svg:y="7.3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06cm" svg:y="6.7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06cm" svg:y="6.1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06cm" svg:y="5.5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06cm" svg:y="4.96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1cm" svg:x="17.207cm" svg:y="7.5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207cm" svg:y="6.9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207cm" svg:y="6.3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207cm" svg:y="5.7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207cm" svg:y="5.2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7.411cm" svg:y="7.82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11cm" svg:y="7.23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11cm" svg:y="6.6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11cm" svg:y="6.05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11cm" svg:y="5.46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9.409cm" svg:y="6.84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409cm" svg:y="6.25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409cm" svg:y="5.66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409cm" svg:y="5.0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409cm" svg:y="4.48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8.909cm" svg:y="7.0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09cm" svg:y="6.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09cm" svg:y="5.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09cm" svg:y="5.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09cm" svg:y="4.7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8.41cm" svg:y="7.3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41cm" svg:y="6.7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41cm" svg:y="6.1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41cm" svg:y="5.5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41cm" svg:y="4.96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7.91cm" svg:y="7.5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1cm" svg:y="6.9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1cm" svg:y="6.3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1cm" svg:y="5.7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1cm" svg:y="5.2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3cm" svg:height="0.422cm" svg:x="18.115cm" svg:y="7.82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115cm" svg:y="7.23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115cm" svg:y="6.6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115cm" svg:y="6.05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115cm" svg:y="5.46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20.112cm" svg:y="6.84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112cm" svg:y="6.25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112cm" svg:y="5.66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112cm" svg:y="5.0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112cm" svg:y="4.48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9.613cm" svg:y="7.0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613cm" svg:y="6.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613cm" svg:y="5.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613cm" svg:y="5.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613cm" svg:y="4.7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9.114cm" svg:y="7.3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114cm" svg:y="6.7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114cm" svg:y="6.1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114cm" svg:y="5.5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114cm" svg:y="4.96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8.614cm" svg:y="7.5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614cm" svg:y="6.9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614cm" svg:y="6.3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614cm" svg:y="5.7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614cm" svg:y="5.2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</draw:g>
        <draw:g>
          <draw:g>
            <draw:g>
              <draw:frame draw:style-name="gr1" draw:text-style-name="P1" draw:layer="layout" svg:width="0.454cm" svg:height="0.422cm" svg:x="15.294cm" svg:y="4.0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294cm" svg:y="3.4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294cm" svg:y="2.8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294cm" svg:y="2.3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294cm" svg:y="1.7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7.291cm" svg:y="3.0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91cm" svg:y="2.5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91cm" svg:y="1.9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91cm" svg:y="1.3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91cm" svg:y="0.7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6.792cm" svg:y="3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92cm" svg:y="2.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92cm" svg:y="2.1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92cm" svg:y="1.5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92cm" svg:y="0.9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6.292cm" svg:y="3.5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292cm" svg:y="2.9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292cm" svg:y="2.3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292cm" svg:y="1.8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6.292cm" svg:y="1.2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1cm" svg:x="15.793cm" svg:y="3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793cm" svg:y="3.2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793cm" svg:y="2.6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793cm" svg:y="2.0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793cm" svg:y="1.4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5cm" svg:height="0.422cm" svg:x="15.997cm" svg:y="4.0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997cm" svg:y="3.4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997cm" svg:y="2.8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997cm" svg:y="2.3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5.997cm" svg:y="1.7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995cm" svg:y="3.0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95cm" svg:y="2.5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95cm" svg:y="1.9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95cm" svg:y="1.3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95cm" svg:y="0.7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7.496cm" svg:y="3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96cm" svg:y="2.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96cm" svg:y="2.1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96cm" svg:y="1.5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96cm" svg:y="0.9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6.996cm" svg:y="3.5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996cm" svg:y="2.9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996cm" svg:y="2.3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996cm" svg:y="1.8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996cm" svg:y="1.2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6.497cm" svg:y="3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497cm" svg:y="3.2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497cm" svg:y="2.6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497cm" svg:y="2.0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497cm" svg:y="1.4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6.701cm" svg:y="4.0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01cm" svg:y="3.4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01cm" svg:y="2.8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01cm" svg:y="2.3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701cm" svg:y="1.7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8.699cm" svg:y="3.0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699cm" svg:y="2.5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699cm" svg:y="1.9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699cm" svg:y="1.3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699cm" svg:y="0.7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8.199cm" svg:y="3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199cm" svg:y="2.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199cm" svg:y="2.1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199cm" svg:y="1.5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199cm" svg:y="0.9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7cm" svg:y="3.5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cm" svg:y="2.9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cm" svg:y="2.3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cm" svg:y="1.8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cm" svg:y="1.2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1cm" svg:x="17.201cm" svg:y="3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201cm" svg:y="3.2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201cm" svg:y="2.6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201cm" svg:y="2.0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201cm" svg:y="1.4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7.405cm" svg:y="4.0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05cm" svg:y="3.4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05cm" svg:y="2.8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05cm" svg:y="2.3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405cm" svg:y="1.7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9.403cm" svg:y="3.0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403cm" svg:y="2.5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403cm" svg:y="1.9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403cm" svg:y="1.3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403cm" svg:y="0.7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8.903cm" svg:y="3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03cm" svg:y="2.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03cm" svg:y="2.1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03cm" svg:y="1.5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03cm" svg:y="0.9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8.404cm" svg:y="3.5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404cm" svg:y="2.9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404cm" svg:y="2.3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404cm" svg:y="1.8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404cm" svg:y="1.2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7.904cm" svg:y="3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04cm" svg:y="3.2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04cm" svg:y="2.6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04cm" svg:y="2.0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04cm" svg:y="1.4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3cm" svg:height="0.422cm" svg:x="18.109cm" svg:y="4.0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109cm" svg:y="3.4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109cm" svg:y="2.8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109cm" svg:y="2.3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109cm" svg:y="1.7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20.106cm" svg:y="3.0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106cm" svg:y="2.5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106cm" svg:y="1.9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106cm" svg:y="1.3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106cm" svg:y="0.7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3cm" svg:x="19.607cm" svg:y="3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607cm" svg:y="2.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607cm" svg:y="2.1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607cm" svg:y="1.5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607cm" svg:y="0.9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9.108cm" svg:y="3.5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108cm" svg:y="2.9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108cm" svg:y="2.3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108cm" svg:y="1.8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9.108cm" svg:y="1.2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8.608cm" svg:y="3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608cm" svg:y="3.2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608cm" svg:y="2.6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608cm" svg:y="2.0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608cm" svg:y="1.4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</draw:g>
        <draw:g>
          <draw:g>
            <draw:g>
              <draw:frame draw:style-name="gr1" draw:text-style-name="P1" draw:layer="layout" svg:width="0.453cm" svg:height="0.422cm" svg:x="15.166cm" svg:y="19.0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166cm" svg:y="18.4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166cm" svg:y="17.8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166cm" svg:y="17.3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166cm" svg:y="16.7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163cm" svg:y="18.0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163cm" svg:y="17.5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163cm" svg:y="16.9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163cm" svg:y="16.3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163cm" svg:y="15.7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6.664cm" svg:y="18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664cm" svg:y="17.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664cm" svg:y="17.1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664cm" svg:y="16.5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664cm" svg:y="15.9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6.164cm" svg:y="18.5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164cm" svg:y="17.9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164cm" svg:y="17.3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6.164cm" svg:y="16.8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6.164cm" svg:y="16.2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5.665cm" svg:y="18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665cm" svg:y="18.2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665cm" svg:y="17.6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665cm" svg:y="17.0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665cm" svg:y="16.4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5.869cm" svg:y="19.0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869cm" svg:y="18.4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869cm" svg:y="17.8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869cm" svg:y="17.3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869cm" svg:y="16.7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867cm" svg:y="18.0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67cm" svg:y="17.5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67cm" svg:y="16.9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67cm" svg:y="16.3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67cm" svg:y="15.7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7.368cm" svg:y="18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368cm" svg:y="17.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368cm" svg:y="17.1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368cm" svg:y="16.5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368cm" svg:y="15.9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6.868cm" svg:y="18.5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868cm" svg:y="17.9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868cm" svg:y="17.3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6.868cm" svg:y="16.8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6.868cm" svg:y="16.2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1cm" svg:x="16.369cm" svg:y="18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369cm" svg:y="18.2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369cm" svg:y="17.6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369cm" svg:y="17.0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369cm" svg:y="16.4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6.573cm" svg:y="19.0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73cm" svg:y="18.4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73cm" svg:y="17.8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73cm" svg:y="17.3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73cm" svg:y="16.7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8.571cm" svg:y="18.0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571cm" svg:y="17.5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571cm" svg:y="16.9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571cm" svg:y="16.3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571cm" svg:y="15.7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8.071cm" svg:y="18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71cm" svg:y="17.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71cm" svg:y="17.1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71cm" svg:y="16.5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71cm" svg:y="15.9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572cm" svg:y="18.5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572cm" svg:y="17.9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572cm" svg:y="17.3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7.572cm" svg:y="16.8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7.572cm" svg:y="16.2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1cm" svg:x="17.073cm" svg:y="18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073cm" svg:y="18.2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073cm" svg:y="17.6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073cm" svg:y="17.0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073cm" svg:y="16.4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7.277cm" svg:y="19.0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277cm" svg:y="18.4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277cm" svg:y="17.8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277cm" svg:y="17.3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277cm" svg:y="16.7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9.274cm" svg:y="18.0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274cm" svg:y="17.5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274cm" svg:y="16.9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274cm" svg:y="16.3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274cm" svg:y="15.7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8.775cm" svg:y="18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775cm" svg:y="17.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775cm" svg:y="17.1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775cm" svg:y="16.5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775cm" svg:y="15.9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8.276cm" svg:y="18.5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276cm" svg:y="17.9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276cm" svg:y="17.3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1cm" svg:x="18.276cm" svg:y="16.8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1cm" svg:x="18.276cm" svg:y="16.2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7.776cm" svg:y="18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76cm" svg:y="18.2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76cm" svg:y="17.6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76cm" svg:y="17.0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76cm" svg:y="16.4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7.98cm" svg:y="19.0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8cm" svg:y="18.4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8cm" svg:y="17.8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8cm" svg:y="17.3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8cm" svg:y="16.7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9.978cm" svg:y="18.0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978cm" svg:y="17.5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978cm" svg:y="16.9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978cm" svg:y="16.3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978cm" svg:y="15.7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9.478cm" svg:y="18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478cm" svg:y="17.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478cm" svg:y="17.1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478cm" svg:y="16.5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478cm" svg:y="15.9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8.979cm" svg:y="18.5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79cm" svg:y="17.9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79cm" svg:y="17.3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8.979cm" svg:y="16.8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8.979cm" svg:y="16.2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8.48cm" svg:y="18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48cm" svg:y="18.2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48cm" svg:y="17.6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48cm" svg:y="17.0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48cm" svg:y="16.4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</draw:g>
        <draw:g>
          <draw:g>
            <draw:g>
              <draw:frame draw:style-name="gr1" draw:text-style-name="P1" draw:layer="layout" svg:width="0.453cm" svg:height="0.422cm" svg:x="15.1cm" svg:y="15.32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1cm" svg:y="14.73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1cm" svg:y="14.1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1cm" svg:y="13.55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1cm" svg:y="12.96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097cm" svg:y="14.34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097cm" svg:y="13.75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097cm" svg:y="13.16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097cm" svg:y="12.5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097cm" svg:y="11.98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6.598cm" svg:y="14.5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598cm" svg:y="13.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598cm" svg:y="13.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598cm" svg:y="12.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598cm" svg:y="12.2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6.098cm" svg:y="14.8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098cm" svg:y="14.2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098cm" svg:y="13.6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6.098cm" svg:y="13.0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6.098cm" svg:y="12.46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5.599cm" svg:y="15.0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599cm" svg:y="14.4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599cm" svg:y="13.8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599cm" svg:y="13.2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599cm" svg:y="12.7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5.803cm" svg:y="15.32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803cm" svg:y="14.73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803cm" svg:y="14.1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803cm" svg:y="13.55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803cm" svg:y="12.96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801cm" svg:y="14.34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01cm" svg:y="13.75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01cm" svg:y="13.16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01cm" svg:y="12.5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01cm" svg:y="11.98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7.302cm" svg:y="14.5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302cm" svg:y="13.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302cm" svg:y="13.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302cm" svg:y="12.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302cm" svg:y="12.2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6.802cm" svg:y="14.8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802cm" svg:y="14.2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802cm" svg:y="13.6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6.802cm" svg:y="13.0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6.802cm" svg:y="12.46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1cm" svg:x="16.303cm" svg:y="15.0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303cm" svg:y="14.4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303cm" svg:y="13.8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303cm" svg:y="13.2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303cm" svg:y="12.7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6.507cm" svg:y="15.32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07cm" svg:y="14.73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07cm" svg:y="14.1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07cm" svg:y="13.55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507cm" svg:y="12.96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8.505cm" svg:y="14.34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505cm" svg:y="13.75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505cm" svg:y="13.16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505cm" svg:y="12.5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505cm" svg:y="11.98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8.005cm" svg:y="14.5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05cm" svg:y="13.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05cm" svg:y="13.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05cm" svg:y="12.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05cm" svg:y="12.2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506cm" svg:y="14.8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506cm" svg:y="14.2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506cm" svg:y="13.6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7.506cm" svg:y="13.0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7.506cm" svg:y="12.46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1cm" svg:x="17.007cm" svg:y="15.0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007cm" svg:y="14.4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007cm" svg:y="13.8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007cm" svg:y="13.2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007cm" svg:y="12.7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5cm" svg:height="0.422cm" svg:x="17.21cm" svg:y="15.32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1cm" svg:y="14.73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1cm" svg:y="14.1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1cm" svg:y="13.55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7.21cm" svg:y="12.96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9.208cm" svg:y="14.34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208cm" svg:y="13.75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208cm" svg:y="13.16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208cm" svg:y="12.5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208cm" svg:y="11.98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8.708cm" svg:y="14.5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8.708cm" svg:y="13.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8.708cm" svg:y="13.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8.708cm" svg:y="12.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8.708cm" svg:y="12.2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8.209cm" svg:y="14.8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209cm" svg:y="14.2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209cm" svg:y="13.6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8.209cm" svg:y="13.0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8.209cm" svg:y="12.46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7.71cm" svg:y="15.0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1cm" svg:y="14.4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1cm" svg:y="13.8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1cm" svg:y="13.2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71cm" svg:y="12.7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7.914cm" svg:y="15.32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14cm" svg:y="14.73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14cm" svg:y="14.14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14cm" svg:y="13.55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14cm" svg:y="12.96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9.911cm" svg:y="14.34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911cm" svg:y="13.75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911cm" svg:y="13.16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911cm" svg:y="12.57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911cm" svg:y="11.98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9.412cm" svg:y="14.5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412cm" svg:y="13.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412cm" svg:y="13.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412cm" svg:y="12.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412cm" svg:y="12.21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8.913cm" svg:y="14.8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13cm" svg:y="14.2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913cm" svg:y="13.6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8.913cm" svg:y="13.0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8.913cm" svg:y="12.46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1cm" svg:x="18.413cm" svg:y="15.07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8.413cm" svg:y="14.4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8.413cm" svg:y="13.8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8.413cm" svg:y="13.2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8.413cm" svg:y="12.7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</draw:g>
        <draw:g>
          <draw:g>
            <draw:g>
              <draw:frame draw:style-name="gr1" draw:text-style-name="P1" draw:layer="layout" svg:width="0.453cm" svg:height="0.422cm" svg:x="15.259cm" svg:y="11.5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259cm" svg:y="10.9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259cm" svg:y="10.3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259cm" svg:y="9.8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5.259cm" svg:y="9.2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256cm" svg:y="10.5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256cm" svg:y="10.0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256cm" svg:y="9.4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256cm" svg:y="8.8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256cm" svg:y="8.2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6.757cm" svg:y="10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757cm" svg:y="10.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757cm" svg:y="9.6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757cm" svg:y="9.0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757cm" svg:y="8.4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6.257cm" svg:y="11.0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257cm" svg:y="10.4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257cm" svg:y="9.8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257cm" svg:y="9.3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6.257cm" svg:y="8.7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5.758cm" svg:y="11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758cm" svg:y="10.7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758cm" svg:y="10.1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758cm" svg:y="9.5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758cm" svg:y="8.9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5.962cm" svg:y="11.5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962cm" svg:y="10.9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962cm" svg:y="10.3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962cm" svg:y="9.8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5.962cm" svg:y="9.2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96cm" svg:y="10.5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6cm" svg:y="10.0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6cm" svg:y="9.4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6cm" svg:y="8.8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96cm" svg:y="8.2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7.461cm" svg:y="10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461cm" svg:y="10.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461cm" svg:y="9.6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461cm" svg:y="9.0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461cm" svg:y="8.4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6.961cm" svg:y="11.0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961cm" svg:y="10.4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961cm" svg:y="9.8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961cm" svg:y="9.3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6.961cm" svg:y="8.7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1cm" svg:x="16.462cm" svg:y="11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462cm" svg:y="10.7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462cm" svg:y="10.1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462cm" svg:y="9.5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6.462cm" svg:y="8.9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6.666cm" svg:y="11.5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666cm" svg:y="10.9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666cm" svg:y="10.3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666cm" svg:y="9.8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6.666cm" svg:y="9.2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8.664cm" svg:y="10.5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664cm" svg:y="10.0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664cm" svg:y="9.4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664cm" svg:y="8.8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664cm" svg:y="8.2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8.164cm" svg:y="10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164cm" svg:y="10.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164cm" svg:y="9.6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164cm" svg:y="9.0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164cm" svg:y="8.4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7.665cm" svg:y="11.0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665cm" svg:y="10.4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665cm" svg:y="9.8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665cm" svg:y="9.3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7.665cm" svg:y="8.7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1cm" svg:x="17.166cm" svg:y="11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166cm" svg:y="10.7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166cm" svg:y="10.1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166cm" svg:y="9.5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7.166cm" svg:y="8.9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7.37cm" svg:y="11.5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37cm" svg:y="10.9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37cm" svg:y="10.3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37cm" svg:y="9.8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37cm" svg:y="9.2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9.367cm" svg:y="10.5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367cm" svg:y="10.0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367cm" svg:y="9.4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367cm" svg:y="8.8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367cm" svg:y="8.2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8.868cm" svg:y="10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868cm" svg:y="10.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868cm" svg:y="9.6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868cm" svg:y="9.0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868cm" svg:y="8.4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3cm" svg:height="0.422cm" svg:x="18.369cm" svg:y="11.0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369cm" svg:y="10.4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369cm" svg:y="9.8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2cm" svg:x="18.369cm" svg:y="9.3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3cm" svg:height="0.421cm" svg:x="18.369cm" svg:y="8.7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7.869cm" svg:y="11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69cm" svg:y="10.7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69cm" svg:y="10.1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69cm" svg:y="9.5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7.869cm" svg:y="8.9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  <draw:g>
            <draw:g>
              <draw:frame draw:style-name="gr1" draw:text-style-name="P1" draw:layer="layout" svg:width="0.454cm" svg:height="0.422cm" svg:x="18.073cm" svg:y="11.57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73cm" svg:y="10.98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73cm" svg:y="10.39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73cm" svg:y="9.80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073cm" svg:y="9.218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20.071cm" svg:y="10.59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071cm" svg:y="10.00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071cm" svg:y="9.41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071cm" svg:y="8.8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20.071cm" svg:y="8.23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5cm" svg:height="0.422cm" svg:x="19.571cm" svg:y="10.8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571cm" svg:y="10.23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571cm" svg:y="9.64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571cm" svg:y="9.05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5cm" svg:height="0.422cm" svg:x="19.571cm" svg:y="8.46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2cm" svg:x="19.072cm" svg:y="11.07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072cm" svg:y="10.48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072cm" svg:y="9.89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9.072cm" svg:y="9.30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1cm" svg:x="19.072cm" svg:y="8.71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  <draw:g>
              <draw:frame draw:style-name="gr1" draw:text-style-name="P1" draw:layer="layout" svg:width="0.454cm" svg:height="0.421cm" svg:x="18.573cm" svg:y="11.32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573cm" svg:y="10.72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573cm" svg:y="10.13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573cm" svg:y="9.54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  <draw:frame draw:style-name="gr1" draw:text-style-name="P1" draw:layer="layout" svg:width="0.454cm" svg:height="0.422cm" svg:x="18.573cm" svg:y="8.959cm">
                <draw:image xlink:href="Pictures/10000F1C00000B0F00000A565F3225BB2390CFC7.svg" xlink:type="simple" xlink:show="embed" xlink:actuate="onLoad">
                  <text:p/>
                </draw:image>
                <draw:image xlink:href="Pictures/100002010000006B000000648C2B73C166740EE2.png" xlink:type="simple" xlink:show="embed" xlink:actuate="onLoad"/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0" draw:display-name="Bitmap 10" xlink:href="Pictures/100002010000001900000017069E3E8380ACDB6A.png" xlink:type="simple" xlink:show="embed" xlink:actuate="onLoad"/>
    <draw:fill-image draw:name="Bitmap_20_11" draw:display-name="Bitmap 11" xlink:href="Pictures/100002010000001B000000197F689E1544C22AC3.png" xlink:type="simple" xlink:show="embed" xlink:actuate="onLoad"/>
    <draw:fill-image draw:name="Bitmap_20_12" draw:display-name="Bitmap 12" xlink:href="Pictures/1000020100000019000000172766F345E50235E2.png" xlink:type="simple" xlink:show="embed" xlink:actuate="onLoad"/>
    <draw:fill-image draw:name="Bitmap_20_13" draw:display-name="Bitmap 13" xlink:href="Pictures/100002010000001C00000019EB6612158F24AB40.png" xlink:type="simple" xlink:show="embed" xlink:actuate="onLoad"/>
    <draw:fill-image draw:name="Bitmap_20_14" draw:display-name="Bitmap 14" xlink:href="Pictures/100002010000001900000017069E3E8380ACDB6A.png" xlink:type="simple" xlink:show="embed" xlink:actuate="onLoad"/>
    <draw:fill-image draw:name="Bitmap_20_15" draw:display-name="Bitmap 15" xlink:href="Pictures/100002010000001C00000019EB6612158F24AB40.png" xlink:type="simple" xlink:show="embed" xlink:actuate="onLoad"/>
    <draw:fill-image draw:name="Bitmap_20_16" draw:display-name="Bitmap 16" xlink:href="Pictures/1000020100000019000000184142D314D8AF3EE1.png" xlink:type="simple" xlink:show="embed" xlink:actuate="onLoad"/>
    <draw:fill-image draw:name="Bitmap_20_17" draw:display-name="Bitmap 17" xlink:href="Pictures/100002010000001C0000001A9A637C94C989D81B.png" xlink:type="simple" xlink:show="embed" xlink:actuate="onLoad"/>
    <draw:fill-image draw:name="Bitmap_20_18" draw:display-name="Bitmap 18" xlink:href="Pictures/10000201000000190000001860BA1ED2BD01D069.png" xlink:type="simple" xlink:show="embed" xlink:actuate="onLoad"/>
    <draw:fill-image draw:name="Bitmap_20_19" draw:display-name="Bitmap 19" xlink:href="Pictures/100002010000001C0000001A9A637C94C989D81B.png" xlink:type="simple" xlink:show="embed" xlink:actuate="onLoad"/>
    <draw:fill-image draw:name="Bitmap_20_2" draw:display-name="Bitmap 2" xlink:href="Pictures/100002010000001900000017D9B9EBE7F4A44D52.png" xlink:type="simple" xlink:show="embed" xlink:actuate="onLoad"/>
    <draw:fill-image draw:name="Bitmap_20_20" draw:display-name="Bitmap 20" xlink:href="Pictures/100002010000001900000017C4D732A2B4B8AA5D.png" xlink:type="simple" xlink:show="embed" xlink:actuate="onLoad"/>
    <draw:fill-image draw:name="Bitmap_20_21" draw:display-name="Bitmap 21" xlink:href="Pictures/100002010000001C00000019EB6612158F24AB40.png" xlink:type="simple" xlink:show="embed" xlink:actuate="onLoad"/>
    <draw:fill-image draw:name="Bitmap_20_22" draw:display-name="Bitmap 22" xlink:href="Pictures/100002010000001A00000017944FAF6C952047EA.png" xlink:type="simple" xlink:show="embed" xlink:actuate="onLoad"/>
    <draw:fill-image draw:name="Bitmap_20_23" draw:display-name="Bitmap 23" xlink:href="Pictures/100002010000001C00000019EB6612158F24AB40.png" xlink:type="simple" xlink:show="embed" xlink:actuate="onLoad"/>
    <draw:fill-image draw:name="Bitmap_20_24" draw:display-name="Bitmap 24" xlink:href="Pictures/100002010000001A0000001733642E1A1AAD7AE0.png" xlink:type="simple" xlink:show="embed" xlink:actuate="onLoad"/>
    <draw:fill-image draw:name="Bitmap_20_25" draw:display-name="Bitmap 25" xlink:href="Pictures/100002010000001C00000019EB6612158F24AB40.png" xlink:type="simple" xlink:show="embed" xlink:actuate="onLoad"/>
    <draw:fill-image draw:name="Bitmap_20_26" draw:display-name="Bitmap 26" xlink:href="Pictures/100002010000001A00000018F0793A63EA475B64.png" xlink:type="simple" xlink:show="embed" xlink:actuate="onLoad"/>
    <draw:fill-image draw:name="Bitmap_20_27" draw:display-name="Bitmap 27" xlink:href="Pictures/100002010000001C0000001A9A637C94C989D81B.png" xlink:type="simple" xlink:show="embed" xlink:actuate="onLoad"/>
    <draw:fill-image draw:name="Bitmap_20_28" draw:display-name="Bitmap 28" xlink:href="Pictures/100002010000001A0000001849FF89757D613E14.png" xlink:type="simple" xlink:show="embed" xlink:actuate="onLoad"/>
    <draw:fill-image draw:name="Bitmap_20_29" draw:display-name="Bitmap 29" xlink:href="Pictures/100002010000001C0000001A9A637C94C989D81B.png" xlink:type="simple" xlink:show="embed" xlink:actuate="onLoad"/>
    <draw:fill-image draw:name="Bitmap_20_3" draw:display-name="Bitmap 3" xlink:href="Pictures/100002010000001B00000019697971E4320E6294.png" xlink:type="simple" xlink:show="embed" xlink:actuate="onLoad"/>
    <draw:fill-image draw:name="Bitmap_20_30" draw:display-name="Bitmap 30" xlink:href="Pictures/100002010000001A0000001733642E1A1AAD7AE0.png" xlink:type="simple" xlink:show="embed" xlink:actuate="onLoad"/>
    <draw:fill-image draw:name="Bitmap_20_31" draw:display-name="Bitmap 31" xlink:href="Pictures/100002010000001C00000019EB6612158F24AB40.png" xlink:type="simple" xlink:show="embed" xlink:actuate="onLoad"/>
    <draw:fill-image draw:name="Bitmap_20_32" draw:display-name="Bitmap 32" xlink:href="Pictures/100002010000001A0000001797F3E1B7C888BF9E.png" xlink:type="simple" xlink:show="embed" xlink:actuate="onLoad"/>
    <draw:fill-image draw:name="Bitmap_20_33" draw:display-name="Bitmap 33" xlink:href="Pictures/100002010000001B00000019FADBFE1A4910A3BD.png" xlink:type="simple" xlink:show="embed" xlink:actuate="onLoad"/>
    <draw:fill-image draw:name="Bitmap_20_34" draw:display-name="Bitmap 34" xlink:href="Pictures/100002010000001A00000017965F0795AC50D8C2.png" xlink:type="simple" xlink:show="embed" xlink:actuate="onLoad"/>
    <draw:fill-image draw:name="Bitmap_20_35" draw:display-name="Bitmap 35" xlink:href="Pictures/100002010000001B0000001960F5E5C351B496CD.png" xlink:type="simple" xlink:show="embed" xlink:actuate="onLoad"/>
    <draw:fill-image draw:name="Bitmap_20_36" draw:display-name="Bitmap 36" xlink:href="Pictures/100002010000001A00000018F0793A63EA475B64.png" xlink:type="simple" xlink:show="embed" xlink:actuate="onLoad"/>
    <draw:fill-image draw:name="Bitmap_20_37" draw:display-name="Bitmap 37" xlink:href="Pictures/100002010000001B0000001A58842E6572547459.png" xlink:type="simple" xlink:show="embed" xlink:actuate="onLoad"/>
    <draw:fill-image draw:name="Bitmap_20_38" draw:display-name="Bitmap 38" xlink:href="Pictures/100002010000001A000000183BF2408B4EE72B69.png" xlink:type="simple" xlink:show="embed" xlink:actuate="onLoad"/>
    <draw:fill-image draw:name="Bitmap_20_39" draw:display-name="Bitmap 39" xlink:href="Pictures/100002010000001B0000001A1F5C16C452C78E0F.png" xlink:type="simple" xlink:show="embed" xlink:actuate="onLoad"/>
    <draw:fill-image draw:name="Bitmap_20_4" draw:display-name="Bitmap 4" xlink:href="Pictures/1000020100000019000000173D1DF5F60A0EBD87.png" xlink:type="simple" xlink:show="embed" xlink:actuate="onLoad"/>
    <draw:fill-image draw:name="Bitmap_20_40" draw:display-name="Bitmap 40" xlink:href="Pictures/100002010000001A00000017D99A4BE87C0DEA60.png" xlink:type="simple" xlink:show="embed" xlink:actuate="onLoad"/>
    <draw:fill-image draw:name="Bitmap_20_41" draw:display-name="Bitmap 41" xlink:href="Pictures/100002010000001B00000019EAD5D10295B34111.png" xlink:type="simple" xlink:show="embed" xlink:actuate="onLoad"/>
    <draw:fill-image draw:name="Bitmap_20_42" draw:display-name="Bitmap 42" xlink:href="Pictures/100002010000001900000017D0443F6D5C4E8A36.png" xlink:type="simple" xlink:show="embed" xlink:actuate="onLoad"/>
    <draw:fill-image draw:name="Bitmap_20_43" draw:display-name="Bitmap 43" xlink:href="Pictures/100002010000001B000000193D6AC69EB87A06A9.png" xlink:type="simple" xlink:show="embed" xlink:actuate="onLoad"/>
    <draw:fill-image draw:name="Bitmap_20_44" draw:display-name="Bitmap 44" xlink:href="Pictures/100002010000001900000018FADD48EDC7DFF625.png" xlink:type="simple" xlink:show="embed" xlink:actuate="onLoad"/>
    <draw:fill-image draw:name="Bitmap_20_45" draw:display-name="Bitmap 45" xlink:href="Pictures/100002010000001B0000001AD5AD82BFA309A20D.png" xlink:type="simple" xlink:show="embed" xlink:actuate="onLoad"/>
    <draw:fill-image draw:name="Bitmap_20_46" draw:display-name="Bitmap 46" xlink:href="Pictures/100002010000001900000018DB25852BA27118AD.png" xlink:type="simple" xlink:show="embed" xlink:actuate="onLoad"/>
    <draw:fill-image draw:name="Bitmap_20_47" draw:display-name="Bitmap 47" xlink:href="Pictures/100002010000001B0000001AEEC74A0D7F492AC7.png" xlink:type="simple" xlink:show="embed" xlink:actuate="onLoad"/>
    <draw:fill-image draw:name="Bitmap_20_48" draw:display-name="Bitmap 48" xlink:href="Pictures/100002010000001900000017BE992E16D833CE63.png" xlink:type="simple" xlink:show="embed" xlink:actuate="onLoad"/>
    <draw:fill-image draw:name="Bitmap_20_49" draw:display-name="Bitmap 49" xlink:href="Pictures/100002010000001B000000191876506430933A5E.png" xlink:type="simple" xlink:show="embed" xlink:actuate="onLoad"/>
    <draw:fill-image draw:name="Bitmap_20_5" draw:display-name="Bitmap 5" xlink:href="Pictures/100002010000001B0000001918ECFF39274EE204.png" xlink:type="simple" xlink:show="embed" xlink:actuate="onLoad"/>
    <draw:fill-image draw:name="Bitmap_20_50" draw:display-name="Bitmap 50" xlink:href="Pictures/100002010000001900000017CE0817F3B78405B4.png" xlink:type="simple" xlink:show="embed" xlink:actuate="onLoad"/>
    <draw:fill-image draw:name="Bitmap_20_51" draw:display-name="Bitmap 51" xlink:href="Pictures/100002010000001B000000197E2A585D9A6F0139.png" xlink:type="simple" xlink:show="embed" xlink:actuate="onLoad"/>
    <draw:fill-image draw:name="Bitmap_20_6" draw:display-name="Bitmap 6" xlink:href="Pictures/1000020100000019000000184142D314D8AF3EE1.png" xlink:type="simple" xlink:show="embed" xlink:actuate="onLoad"/>
    <draw:fill-image draw:name="Bitmap_20_7" draw:display-name="Bitmap 7" xlink:href="Pictures/100002010000001B0000001A3F0181443431E96A.png" xlink:type="simple" xlink:show="embed" xlink:actuate="onLoad"/>
    <draw:fill-image draw:name="Bitmap_20_8" draw:display-name="Bitmap 8" xlink:href="Pictures/10000201000000190000001860BA1ED2BD01D069.png" xlink:type="simple" xlink:show="embed" xlink:actuate="onLoad"/>
    <draw:fill-image draw:name="Bitmap_20_9" draw:display-name="Bitmap 9" xlink:href="Pictures/100002010000001B0000001A89C25CE2E8D8107E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07:12:22.717746780</meta:creation-date>
    <dc:date>2018-03-20T07:28:16.646002014</dc:date>
    <meta:editing-duration>PT5M21S</meta:editing-duration>
    <meta:editing-cycles>1</meta:editing-cycles>
    <meta:document-statistic meta:object-count="974"/>
    <meta:generator>LibreOffice/6.0.2.1$Linux_X86_64 LibreOffice_project/00m0$Build-1</meta:generator>
  </office:meta>
</office:document-meta>
</file>